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4ce7f" officeooo:paragraph-rsid="0004ce7f"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661e1" officeooo:paragraph-rsid="000661e1"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normal" officeooo:rsid="000954d4" officeooo:paragraph-rsid="000954d4"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font-size="16pt" fo:font-weight="normal" officeooo:rsid="000a17de" officeooo:paragraph-rsid="000a17de"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normal" officeooo:rsid="000a8aca" officeooo:paragraph-rsid="000a8aca"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0b1c79" officeooo:paragraph-rsid="000b1c79"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officeooo:rsid="000b1c79" officeooo:paragraph-rsid="000bb8f8"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font-size="16pt" fo:font-weight="normal" officeooo:rsid="000bb8f8" officeooo:paragraph-rsid="000bb8f8"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6pt" fo:font-weight="normal" officeooo:rsid="000dbbfb" officeooo:paragraph-rsid="000dbbfb"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fo:font-weight="normal" officeooo:rsid="000dbbfb" officeooo:paragraph-rsid="000661e1"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fo:font-weight="normal" officeooo:rsid="00108c3a" officeooo:paragraph-rsid="00108c3a"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font-size="14pt" fo:font-weight="normal" officeooo:rsid="000661e1" officeooo:paragraph-rsid="000661e1" style:font-size-asian="14pt" style:font-weight-asian="normal" style:font-size-complex="14pt" style:font-weight-complex="normal"/>
    </style:style>
    <style:style style:name="T1" style:family="text">
      <style:text-properties officeooo:rsid="000746df"/>
    </style:style>
    <style:style style:name="T2" style:family="text">
      <style:text-properties officeooo:rsid="000a17de"/>
    </style:style>
    <style:style style:name="T3" style:family="text">
      <style:text-properties officeooo:rsid="000bb8f8"/>
    </style:style>
    <style:style style:name="T4" style:family="text">
      <style:text-properties officeooo:rsid="000fa2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sentazione Parte 2</text:p>
      <text:p text:style-name="P1"/>
      <text:p text:style-name="P2">Slide 9</text:p>
      <text:p text:style-name="P12">Buongiorno</text:p>
      <text:p text:style-name="P12"/>
      <text:p text:style-name="P12">Entrambi i framework ci hanno permesso di creare una schermata contenente una mappa nella quale è stato possibile inserire dei segnaposto per indicare i luoghi in cui sono state fatte le segnalazioni. <text:span text:style-name="T1">Premere su questi segnaposto porta all'apertura di un'altra schermata, che descriverò nelle prossime slide, dove vengono mostrati i <text:s/>dettagli della segnalazione. La differenza tra l'applicazione ibrida e nativa è che nella prima la mappa è ottenuta utilizzando le stesse API JavaScript di Google che vengono usate nei normali siti web, anche se volendo sarebbe stato possibile utilizzare altri servizi di mappe come quelle fornite da Nokia, o Microsoft, mentre nella seconda le API di Titanium permetto di utilizzare la mappa nativa di Android. Quello che abbiamo potuto riscontrare è che la mappa nell'applicazione ibrida soffre di problemi di fluidità nelle operazioni di zoom e di spostamento anche se comunque è tranquillamente utilizzabile. A vantaggio dell'applicazione ibrida questa mappa funziona su qualunque dispositivo senza scrivere codice aggiuntivo, mentre in Titanium è necessario utilizzare API diverse se si intendono supportare piattaforme diverse da iOS e Android.</text:span></text:p>
      <text:p text:style-name="P2">Slide 10</text:p>
      <text:p text:style-name="P3">La schermata che andiamo ora ad analizzare è quella che viene usata per comporre la segnalazione ed inviarla al server.</text:p>
      <text:p text:style-name="P4">Entrambi i framework permettono di accedere alla fotocamera ma mentre phonegap ci ha permesso anche di impostare direttamente dimensione e tipo di compressione della foto, con tianium abbiamo dovuto ricorrere ad un modulo esterno.</text:p>
      <text:p text:style-name="P3">In PhoneGap abbiamo individuato problemi per quanto riguarda la posizione. E' stato si possibile accedere al GPS ma questo poi si riavviava in maniera casuale anche dopo che l'applicazione era stata chiusa, probabilmente perché le API soffrono di un bug che non termina correttamente il servizio, abbiamo optato quindi per utilizzare la posizione di rete. Con titanium l<text:span text:style-name="T2">a posizione può essere ottenuta in due modi:</text:span> <text:span text:style-name="T2">o utilizzando API </text:span>specifiche per ogni piattaforma, <text:span text:style-name="T2">o utilizzando API comuni che però non permettono di sfruttare appieno le funzionalità del dispositivo</text:span>. In particolare su <text:span text:style-name="T2">A</text:span>ndroid con questa modalità la posizione viene presa da <text:span text:style-name="T2">una</text:span> cache <text:span text:style-name="T2">che contien</text:span>e <text:span text:style-name="T2">le posizioni del dispositivo ottenuti in vari momenti della giornata e </text:span>non viene mai attivato il gps, mentre su ios <text:span text:style-name="T2">il gps </text:span>viene attivato solo se le informazioni presenti in cache sono considerate troppo vecchie. Quello che siamo però riusciti a fare con titanium e non con Phonegap è stato quello di inviare la segnalazione <text:soft-page-break/>attraverso un servizio in background e di notificare l'avvenuto invio della segnalazione attraverso una notifica nella barra delle notifiche. Questo poermette alla segnalazione di essere inviata anche dopo che l'applicazione è stata chiusa ed evita di bloccare l'utente. Con phonegap non è stato possibile perché <text:span text:style-name="T2">la natura delle applicazioni ibride non permette l'esecuzione di servizi in background</text:span></text:p>
      <text:p text:style-name="P2">Slide 11</text:p>
      <text:p text:style-name="P5">Questa schermata è quella accessibile premendo su un segnaposto nella mappa e mostra i dettagli di una segnalazione quindi: titolo, descrizione, dati dell'utente segnalatore, la data e l'ora in cui è stata eseguita, la posizione e l'immagine. Una cosa interessante è stata quella di poter convertire le coordinate in un indirizzo postale, nell'applicazione ibrida questo è stato fatto sempre attraverso le API JavaScript di Google, mentre in Titanium questo servizio è fornito dalle API della mappa stessa.</text:p>
      <text:p text:style-name="P5">Come possiamo notare entrambe le schermate in entrambe le applicazioni hanno una barra di intestazione utilizzata per navigare tra le varie schermate. Quella realizzata con Titanium è proprio una Action Bar nativa di Android e come tale è stato possibile inserirvi dei pulsanti per tornare direttamente alla mappa. Ovviamente essendo una caratterista particolare di android il codice usato per creare la barra deve essere personalizzato per utilizzare su iOS la cosiddetta navbar. Nell'applicazione ibrida Kendo UI Mobile fornisce un'emulazione della barra di navigazione ed anche in questa è stato possibile aggiungervi tasti per ritrovare la segnalazione sulla mappa. La caratteristica interessante è che l'aspetto della barra di Kendo UI si adatta automaticamente alla piattaforma e quindi avrà l'aspetto di una navbar iOS se eseguita su questi dispositivi senza modificare alcun codice.</text:p>
      <text:p text:style-name="P2">Slide 12</text:p>
      <text:p text:style-name="P6">Come detto l'applicazione funziona anche in parte senza connessione di rete. In particolare è possibile visualizzare le segnalazioni fatte dal proprio dispositivo e quelle di cui si sono già visti i dettagli. Quello di cui avevamo bisogno era quindi un modo per capire lo stato di connessione del dispositivo e di memorizzare la segnalazione.</text:p>
      <text:p text:style-name="P6">Sia PhoneGap che Titanium forniscono delle funzioni per vedere se il dispositivo è connesso o meno alla rete Internet. La parte più problematica è stato il salvataggio in locale delle segnalazioni, che abbiamo suddiviso in due parti. La memorizzazione dei metadati e quella dell'immagine. </text:p>
      <text:p text:style-name="P6">Con PhoneGap abbiamo sfruttato il localstorage di HTML5 per immagazzinare i metadati, il problema principale è che le specifiche di HTML5 suggeriscono un limite di 5MB che però può essere diverso tra le <text:soft-page-break/>varie piattaforme, comunque questo spazio è sufficiente dato che lo usiamo per memorizzare solo dati testuali.</text:p>
      <text:p text:style-name="P6">Titanium offre l'API Titanium.Properties con la quale è possibile salvare i metadati in modo analogo al localstorage appena descritto. Con questo metodo non ci sono limiti di spazio ma questi dati vengono tutti caricati in memoria principale all'avvio dell'applicazione e quindi avere troppi dati di questo tipo porta ad occupare eccessivamente la memoria principale.</text:p>
      <text:p text:style-name="P7">Per quanto riguarda le immagini queste sono state memorizzate direttamente nel file sytem del dispositivo sfruttando il plugin file di Phonegap e l'api Titanium.Filesystem appunto di titanium. <text:span text:style-name="T3">Una differenza sostanziale che c’e tra Titanium SDK e PhoneGap nella gestione `</text:span></text:p>
      <text:p text:style-name="P8">del ﬁlesystem, e che le API del primo consentono di creare ﬁle persistenti solo in precise directory relative all’applicazione stessa per i cui nomi sono deﬁnite delle speciﬁche macro. Con il plugin di PhoneGap, a</text:p>
      <text:p text:style-name="P8">patto di avere i permessi necessari, e possibile navigare in tutto il ﬁlesystem del sistema e creare nuove cartelle e ﬁle dove si vuole.</text:p>
      <text:p text:style-name="P8"/>
      <text:p text:style-name="P2">Slide 13</text:p>
      <text:p text:style-name="P10"/>
      <text:p text:style-name="P9">Sia con la combinazione PhoneGap-Kendo UI Mobile, che con Titanium siamo riusciti a creare un'applicazione non banale soddisfacente e pienamente utilizzabile.</text:p>
      <text:p text:style-name="P9"/>
      <text:p text:style-name="P9">Ovviamente ci sono alcune differenze: prestazioni, aspetto, strumenti di sviluppo, curva di apprendimento e quantità di codice condivisibile</text:p>
      <text:p text:style-name="P9"/>
      <text:p text:style-name="P9">Sicuramente le prestazioni sono migliori con Titanium, anche se quelle dell'applicazione ibrida sono comunque accettabili, inoltre molto dipenderà dallo sviluppo del motore JavaScript presenti nei dispositivi. L'aspetto dell'applicazione realizzata con Titanium assomiglia maggiormente a quelle native perché appunto si utilizzano effettivamente gli elementi grafici nativi forniti dalla piattaforma, comunque KendoUI mobile cerca di emulare il più possibile l'aspetto nativo, non dimentichiamoci poi che PhoneGap può essere integrato con qualsiasi framework per lo sviluppo di applicazioni web e quindi altri potrebbero fornire un aspetto migliore.</text:p>
      <text:p text:style-name="P9">Sicuramente Titanium fornisce più strumenti di sviluppo che rendono agevole la programmazione dell'applicazione ma col tempo stanno nascendo strumenti di terze parti che integrano PhoneGap e non dimentichiamoci del servizio PhoneGap Build che quando sarà maturo <text:soft-page-break/>permetterà di scrivere applicazioni mobili senza dover configurare niente nella macchina di sviluppo. Sicuramente la curva di apprendimento per iniziare a scrivere applicazioni ibride e molto più bassa soprattutto se si hanno già conoscenze dei linguaggi HTML5, CSS3 e JavaScript.</text:p>
      <text:p text:style-name="P9">Anche la quantità di codice condivisibile tra le varie piattaforme spinge a favore di PhoneGap, <text:span text:style-name="T4">anche se titanium fornisce api agevoli per personalizzare il codice a seconda della piattaforma sulla quale viene eseguita l'applicazione</text:span>.</text:p>
      <text:p text:style-name="P9"/>
      <text:p text:style-name="P9">Purtroppo è stato possibile testare l'applicazione soltanto su dispositivi android e quindi le considerazioni fatte sul funzionamento dell'applicazione su altre piattaforme sono solo teoriche. </text:p>
      <text:p text:style-name="P9"/>
      <text:p text:style-name="P11">Grazie dell'atten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8T09:51:13.012000000</meta:creation-date>
    <dc:date>2014-04-18T12:05:16.830000000</dc:date>
    <meta:editing-duration>PT1H28M8S</meta:editing-duration>
    <meta:editing-cycles>7</meta:editing-cycles>
    <meta:generator>LibreOffice/4.2.3.3$Windows_x86 LibreOffice_project/882f8a0a489bc99a9e60c7905a60226254cb6ff0</meta:generator>
    <meta:document-statistic meta:table-count="0" meta:image-count="0" meta:object-count="0" meta:page-count="4" meta:paragraph-count="27" meta:word-count="1226" meta:character-count="8259" meta:non-whitespace-character-count="7057"/>
  </office:meta>
</office:document-meta>
</file>